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14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0.54cm"/>
    </style:style>
    <style:style style:name="co13" style:family="table-column">
      <style:table-column-properties fo:break-before="auto" style:column-width="0.494cm"/>
    </style:style>
    <style:style style:name="co14" style:family="table-column">
      <style:table-column-properties fo:break-before="auto" style:column-width="0.379cm"/>
    </style:style>
    <style:style style:name="co15" style:family="table-column">
      <style:table-column-properties fo:break-before="auto" style:column-width="19.537cm"/>
    </style:style>
    <style:style style:name="co16" style:family="table-column">
      <style:table-column-properties fo:break-before="auto" style:column-width="26.642cm"/>
    </style:style>
    <style:style style:name="co17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22.557cm"/>
    </style:style>
    <style:style style:name="co19" style:family="table-column">
      <style:table-column-properties fo:break-before="auto" style:column-width="1.406cm"/>
    </style:style>
    <style:style style:name="co20" style:family="table-column">
      <style:table-column-properties fo:break-before="auto" style:column-width="10.253cm"/>
    </style:style>
    <style:style style:name="co21" style:family="table-column">
      <style:table-column-properties fo:break-before="auto" style:column-width="3.177cm"/>
    </style:style>
    <style:style style:name="co22" style:family="table-column">
      <style:table-column-properties fo:break-before="auto" style:column-width="0.811cm"/>
    </style:style>
    <style:style style:name="co23" style:family="table-column">
      <style:table-column-properties fo:break-before="auto" style:column-width="0.766cm"/>
    </style:style>
    <style:style style:name="co24" style:family="table-column">
      <style:table-column-properties fo:break-before="auto" style:column-width="0.771cm"/>
    </style:style>
    <style:style style:name="co25" style:family="table-column">
      <style:table-column-properties fo:break-before="auto" style:column-width="0.681cm"/>
    </style:style>
    <style:style style:name="co26" style:family="table-column">
      <style:table-column-properties fo:break-before="auto" style:column-width="2.15cm"/>
    </style:style>
    <style:style style:name="co27" style:family="table-column">
      <style:table-column-properties fo:break-before="auto" style:column-width="24.305cm"/>
    </style:style>
    <style:style style:name="co28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926cm" fo:break-before="auto" style:use-optimal-row-height="false"/>
    </style:style>
    <style:style style:name="ro3" style:family="table-row">
      <style:table-row-properties style:row-height="4.189cm" fo:break-before="auto" style:use-optimal-row-height="true"/>
    </style:style>
    <style:style style:name="ro4" style:family="table-row">
      <style:table-row-properties style:row-height="6.033cm" fo:break-before="auto" style:use-optimal-row-height="true"/>
    </style:style>
    <style:style style:name="ro5" style:family="table-row">
      <style:table-row-properties style:row-height="4.299cm" fo:break-before="auto" style:use-optimal-row-height="true"/>
    </style:style>
    <style:style style:name="ro6" style:family="table-row">
      <style:table-row-properties style:row-height="2.808cm" fo:break-before="auto" style:use-optimal-row-height="true"/>
    </style:style>
    <style:style style:name="ro7" style:family="table-row">
      <style:table-row-properties style:row-height="3.597cm" fo:break-before="auto" style:use-optimal-row-height="true"/>
    </style:style>
    <style:style style:name="ro8" style:family="table-row">
      <style:table-row-properties style:row-height="6.756cm" fo:break-before="auto" style:use-optimal-row-height="true"/>
    </style:style>
    <style:style style:name="ro9" style:family="table-row">
      <style:table-row-properties style:row-height="0.965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100"/>
    <style:style style:name="ce2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729fcf" fo:border="0.74pt solid #000000"/>
      <style:text-properties fo:color="#ffffff"/>
    </style:style>
    <style:style style:name="ce14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Liberation Sans" style:font-size-asian="8pt" style:font-style-asian="normal" style:font-weight-asian="normal" style:font-name-complex="Liberation Sans" style:font-size-complex="8pt" style:font-style-complex="normal" style:font-weight-complex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bf00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2"/>
    <style:style style:name="ce30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ffbf00" fo:wrap-option="wrap" fo:border="0.74pt solid #000000"/>
    </style:style>
    <style:style style:name="ce4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8pt" style:language-asian="zh" style:country-asian="CN" style:font-style-asian="normal" style:font-weight-asian="normal" style:font-name-complex="Liberation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2pt" style:font-name-asian="Liberation Sans" style:font-name-complex="Liberation Sans"/>
    </style:style>
    <style:style style:name="T2" style:family="text">
      <style:text-properties style:font-name="F" fo:font-size="12pt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>
            <text:p>Sistemas microinformáticos IFC078_2</text:p>
          </table:table-cell>
          <table:table-cell office:value-type="string" calcext:value-type="string">
            <text:p>UC0219_2: Instalar y configurar el software base en sistemas microinformáticos</text:p>
          </table:table-cell>
          <table:table-cell table:style-name="Default" office:value-type="string" calcext:value-type="string">
            <text:p>0481</text:p>
          </table:table-cell>
          <table:table-cell office:value-type="string" calcext:value-type="string">
            <text:p>Sistemas operativos monopuesto</text:p>
          </table:table-cell>
        </table:table-row>
        <table:table-row table:style-name="ro1">
          <table:table-cell office:value-type="string" calcext:value-type="string">
            <text:p>Montaje y reparación de sistemas microinformáticos IFC298_2</text:p>
          </table:table-cell>
          <table:table-cell office:value-type="string" calcext:value-type="string">
            <text:p>UC0953_2: Montar equipos microinformáticos</text:p>
          </table:table-cell>
          <table:table-cell table:style-name="Default" office:value-type="string" calcext:value-type="string">
            <text:p>0481</text:p>
          </table:table-cell>
          <table:table-cell office:value-type="string" calcext:value-type="string">
            <text:p>Montaje y mantenimiento de equipos</text:p>
          </table:table-cell>
        </table:table-row>
        <table:table-row table:style-name="ro1">
          <table:table-cell office:value-type="string" calcext:value-type="string">
            <text:p>Operación de redes departamentales IFC299_2</text:p>
          </table:table-cell>
          <table:table-cell office:value-type="string" calcext:value-type="string">
            <text:p>UC0220_2: Instalar, configurar y verificar los elementos de la red local según procedimientos establecidos</text:p>
          </table:table-cell>
          <table:table-cell table:style-name="Default" office:value-type="string" calcext:value-type="string">
            <text:p>0482</text:p>
          </table:table-cell>
          <table:table-cell office:value-type="string" calcext:value-type="string">
            <text:p>Redes locales</text:p>
          </table:table-cell>
        </table:table-row>
        <table:table-row table:style-name="ro1">
          <table:table-cell office:value-type="string" calcext:value-type="string">
            <text:p>Operación de sistemas informáticos IFC300_2</text:p>
          </table:table-cell>
          <table:table-cell office:value-type="string" calcext:value-type="string">
            <text:p>UC0219_2: Instalar y configurar el software base en sistemas microinformáticos</text:p>
          </table:table-cell>
          <table:table-cell table:style-name="Default" office:value-type="string" calcext:value-type="string">
            <text:p>0481</text:p>
          </table:table-cell>
          <table:table-cell office:value-type="string" calcext:value-type="string">
            <text:p>Sistemas operativos monopuesto</text:p>
          </table:table-cell>
        </table:table-row>
        <table:table-row table:style-name="ro1">
          <table:table-cell office:value-type="string" calcext:value-type="string">
            <text:p>Sistemas microinformáticos IFC078_2</text:p>
          </table:table-cell>
          <table:table-cell office:value-type="string" calcext:value-type="string">
            <text:p>UC0954_2: Reparar y ampliar equipamiento microinformático</text:p>
          </table:table-cell>
          <table:table-cell table:style-name="Default" office:value-type="string" calcext:value-type="string">
            <text:p>0481</text:p>
          </table:table-cell>
          <table:table-cell office:value-type="string" calcext:value-type="string">
            <text:p>Montaje y mantenimiento de equipos</text:p>
          </table:table-cell>
        </table:table-row>
        <table:table-row table:style-name="ro1">
          <table:table-cell office:value-type="string" calcext:value-type="string">
            <text:p>Montaje y reparación de sistemas microinformáticos IFC298_2</text:p>
          </table:table-cell>
          <table:table-cell office:value-type="string" calcext:value-type="string">
            <text:p>UC0220_2: Instalar, configurar y verificar los elementos de la red local según procedimientos establecidos</text:p>
          </table:table-cell>
          <table:table-cell table:style-name="Default" office:value-type="string" calcext:value-type="string">
            <text:p>0482</text:p>
          </table:table-cell>
          <table:table-cell office:value-type="string" calcext:value-type="string">
            <text:p>Redes locales</text:p>
          </table:table-cell>
        </table:table-row>
        <table:table-row table:style-name="ro1">
          <table:table-cell office:value-type="string" calcext:value-type="string">
            <text:p>Operación de redes departamentales IFC299_2</text:p>
          </table:table-cell>
          <table:table-cell office:value-type="string" calcext:value-type="string">
            <text:p>UC0955_2: Monitorizar los procesos de comunicaciones de la red local</text:p>
          </table:table-cell>
          <table:table-cell table:style-name="Default" office:value-type="string" calcext:value-type="string">
            <text:p>0483</text:p>
          </table:table-cell>
          <table:table-cell office:value-type="string" calcext:value-type="string">
            <text:p>Servicios en red</text:p>
          </table:table-cell>
        </table:table-row>
        <table:table-row table:style-name="ro1">
          <table:table-cell office:value-type="string" calcext:value-type="string">
            <text:p>Operación de redes departamentales IFC299_2</text:p>
          </table:table-cell>
          <table:table-cell office:value-type="string" calcext:value-type="string">
            <text:p>UC0956_2: Realizar los procesos de conexión entre redes privadas y redes públicas</text:p>
          </table:table-cell>
          <table:table-cell table:style-name="Default" office:value-type="string" calcext:value-type="string">
            <text:p>0483</text:p>
          </table:table-cell>
          <table:table-cell office:value-type="string" calcext:value-type="string">
            <text:p>Servicios en red</text:p>
          </table:table-cell>
        </table:table-row>
        <table:table-row table:style-name="ro1">
          <table:table-cell office:value-type="string" calcext:value-type="string">
            <text:p>Operación de sistemas informáticos IFC300_2</text:p>
          </table:table-cell>
          <table:table-cell office:value-type="string" calcext:value-type="string">
            <text:p>UC0957_2: Mantener y regular el subsistema físico en sistemas informáticos</text:p>
          </table:table-cell>
          <table:table-cell table:style-name="Default" office:value-type="string" calcext:value-type="string">
            <text:p>0484</text:p>
          </table:table-cell>
          <table:table-cell office:value-type="string" calcext:value-type="string">
            <text:p>Seguridad informática</text:p>
          </table:table-cell>
        </table:table-row>
        <table:table-row table:style-name="ro1">
          <table:table-cell office:value-type="string" calcext:value-type="string">
            <text:p>Operación de sistemas informáticos IFC300_2</text:p>
          </table:table-cell>
          <table:table-cell office:value-type="string" calcext:value-type="string">
            <text:p>UC0958_2: Ejecutar procedimientos de administración y mantenimiento en el software base y de aplicación del cliente</text:p>
          </table:table-cell>
          <table:table-cell table:style-name="Default" office:value-type="string" calcext:value-type="string">
            <text:p>0484</text:p>
          </table:table-cell>
          <table:table-cell office:value-type="string" calcext:value-type="string">
            <text:p>Sistemas operativos monopuesto</text:p>
          </table:table-cell>
        </table:table-row>
        <table:table-row table:style-name="ro1">
          <table:table-cell office:value-type="string" calcext:value-type="string">
            <text:p>Operación de sistemas informáticos IFC300_2</text:p>
          </table:table-cell>
          <table:table-cell office:value-type="string" calcext:value-type="string">
            <text:p>UC0959_2: Mantener la seguridad de los subsistemas físicos y lógicos en sistemas informáticos</text:p>
          </table:table-cell>
          <table:table-cell table:style-name="Default" office:value-type="string" calcext:value-type="string">
            <text:p>0484</text:p>
          </table:table-cell>
          <table:table-cell office:value-type="string" calcext:value-type="string">
            <text:p>Seguridad informática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26"/>
        <table:table-column table:style-name="co6" table:default-cell-style-name="ce26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13"/>
        <table:table-column table:style-name="co8" table:number-columns-repeated="9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row table:style-name="ro1">
          <table:table-cell office:value-type="string" calcext:value-type="string">
            <text:p>REF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ra_cp" table:style-name="ta1">
        <table:table-column table:style-name="co11" table:default-cell-style-name="ce9"/>
        <table:table-column table:style-name="co12" table:number-columns-repeated="3" table:default-cell-style-name="ce24"/>
        <table:table-column table:style-name="co13" table:default-cell-style-name="ce24"/>
        <table:table-column table:style-name="co12" table:default-cell-style-name="ce24"/>
        <table:table-column table:style-name="co14" table:default-cell-style-name="ce24"/>
        <table:table-column table:style-name="co13" table:number-columns-repeated="2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8</text:p>
          </table:table-cell>
          <table:table-cell table:number-columns-repeated="8"/>
        </table:table-row>
      </table:table>
      <table:table table:name="ra_ca" table:style-name="ta1">
        <table:table-column table:style-name="co3" table:default-cell-style-name="Default"/>
        <table:table-column table:style-name="co15" table:default-cell-style-name="Default"/>
        <table:table-column table:style-name="co16" table:default-cell-style-name="ce32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table:style-name="ce25" office:value-type="string" calcext:value-type="string">
            <text:p>RA1</text:p>
          </table:table-cell>
          <table:table-cell table:style-name="ce27" office:value-type="string" calcext:value-type="string">
            <text:p>Reconeix l’estructura d’un programa informàtic, i identificat i relacionat els elements propis del llenguatge de programació utilitzat.</text:p>
          </table:table-cell>
          <table:table-cell table:style-name="ce28" office:value-type="string" calcext:value-type="string">
            <text:p>a) S’han identificat els blocs que componen l’estructura d’un programa informàtic.</text:p>
            <text:p>b) S’han creat projectes de desenrotllament d’aplicacions.</text:p>
            <text:p>c) S’han utilitzat entorns integrats de desenrotllament.</text:p>
            <text:p>d) S’han identificat els diferents tipus de variables i la utilitat específica de cada un.</text:p>
            <text:p>e) S’ha modificat el codi d’un programa per a crear i utilitzar variables.</text:p>
            <text:p>f) S’han creat i utilitzat constants i literals.</text:p>
            <text:p>g) S’han classificat, reconegut i utilitzat en expressions els operadors del llenguatge.</text:p>
            <text:p>h) S’ha comprovat el funcionament de les conversions de tipus explícites i implícites.</text:p>
            <text:p>i) S’han introduït comentaris en el codi.</text:p>
          </table:table-cell>
        </table:table-row>
        <table:table-row table:style-name="ro3">
          <table:table-cell table:style-name="ce25" office:value-type="string" calcext:value-type="string">
            <text:p>RA2</text:p>
          </table:table-cell>
          <table:table-cell table:style-name="ce27" office:value-type="string" calcext:value-type="string">
            <text:p>Escriu i prova programes senzills, reconeix i aplica els fonaments de la programació orientada a objectes.</text:p>
          </table:table-cell>
          <table:table-cell table:style-name="ce28" office:value-type="string" calcext:value-type="string">
            <text:p>a) S’han identificat els fonaments de la programació orientada a objectes.</text:p>
            <text:p>b) S’han escrit programes simples.</text:p>
            <text:p>c) S’han instanciat objectes a partir de classes predefinides.</text:p>
            <text:p>d) S’han utilitzat mètodes i propietats dels objectes.</text:p>
            <text:p>e) S’han escrit crides a mètodes estàtics.</text:p>
            <text:p>f) S’han utilitzat paràmetres en la crida a mètodes.</text:p>
            <text:p>g) S’han incorporat i utilitzat llibreries d’objectes.</text:p>
            <text:p>h) S’han utilitzat constructors.</text:p>
            <text:p>i) S’ha utilitzat l’entorn integrat de desenrotllament en la creació i la compilació de programes simples</text:p>
          </table:table-cell>
        </table:table-row>
        <table:table-row table:style-name="ro3">
          <table:table-cell table:style-name="ce25" office:value-type="string" calcext:value-type="string">
            <text:p>RA3</text:p>
          </table:table-cell>
          <table:table-cell table:style-name="ce27" office:value-type="string" calcext:value-type="string">
            <text:p>Escriu i depura codi, analitzant i utilitzant les estructures de control del llenguatge.</text:p>
          </table:table-cell>
          <table:table-cell table:style-name="ce28" office:value-type="string" calcext:value-type="string">
            <text:p>a) S’ha escrit i provat codi que faça ús d’estructures de selecció.</text:p>
            <text:p>b) S’han utilitzat estructures de repetició.</text:p>
            <text:p>c) S’han reconegut les possibilitats de les sentències de salt.</text:p>
            <text:p>d) S’ha escrit codi utilitzant control d’excepcions.</text:p>
            <text:p>e) S’han creat programes executables utilitzant diferents estructures de control.</text:p>
            <text:p>f) S’han provat i depurat els programes.</text:p>
            <text:p>g) S’ha comentat i documentat el codi.</text:p>
            <text:p>h) S’han creat excepcions.</text:p>
            <text:p>i) S’han utilitzat assercions per a la detecció i la correcció d’errors durant la fase de desenrotllament.</text:p>
          </table:table-cell>
        </table:table-row>
        <table:table-row table:style-name="ro3">
          <table:table-cell table:style-name="ce25" office:value-type="string" calcext:value-type="string">
            <text:p>RA4</text:p>
          </table:table-cell>
          <table:table-cell table:style-name="ce27" office:value-type="string" calcext:value-type="string">
            <text:p>Desenrotlla programes organitzats en classes analitzant i aplicant els principis de la programació orientada a objectes.</text:p>
          </table:table-cell>
          <table:table-cell table:style-name="ce28" office:value-type="string" calcext:value-type="string">
            <text:p>a) S’han reconegut la sintaxi, l’estructura i els components típics d’una classe.</text:p>
            <text:p>b) S’han definit classes.</text:p>
            <text:p>c) S’han definit propietats i mètodes.</text:p>
            <text:p>d) S’han creat constructors.</text:p>
            <text:p>e) S’han desenrotllat programes que instancien i utilitzen objectes de les classes creades anteriorment.</text:p>
            <text:p>f) S’han utilitzat mecanismes per a controlar la visibilitat de les classes i dels seus membres.</text:p>
            <text:p>g) S’han definit i utilitzat classes heretades.</text:p>
            <text:p>h) S’han creat i utilitzat mètodes estàtics.</text:p>
            <text:p>i) S’han creat i utilitzat conjunts i llibreries de classes.</text:p>
          </table:table-cell>
        </table:table-row>
        <table:table-row table:style-name="ro3">
          <table:table-cell table:style-name="ce25" office:value-type="string" calcext:value-type="string">
            <text:p>RA5</text:p>
          </table:table-cell>
          <table:table-cell table:style-name="ce27" office:value-type="string" calcext:value-type="string">
            <text:p>Realitza operacions d’entrada i eixida d’informació, utilitzant procediments específics del llenguatge i llibreries de classes.</text:p>
          </table:table-cell>
          <table:table-cell table:style-name="ce28" office:value-type="string" calcext:value-type="string">
            <text:p>a) S’ha utilitzat la consola per a realitzar operacions d’entrada i eixida d’informació.</text:p>
            <text:p>b) S’han aplicat formats en la visualització de la informació.</text:p>
            <text:p>c) S’han reconegut les possibilitats d’entrada/eixida del llenguatge i les llibreries associades.</text:p>
            <text:p>d) S’han utilitzat fitxers per a emmagatzemar i recuperar informació.</text:p>
            <text:p>e) S’han creat programes que utilitzen diversos mètodes d’accés al contingut dels fitxers.</text:p>
            <text:p>f) S’han utilitzat les ferramentes de l’entorn de desenrotllament per a crear interfícies gràfiques</text:p>
            <text:p>d’usuari simples.</text:p>
            <text:p>g) S’han programat controladors d’esdeveniments.</text:p>
            <text:p>h) S’han escrit programes que utilitzen interfícies gràfiques per a l’entrada i l’eixida d’informació.</text:p>
          </table:table-cell>
        </table:table-row>
        <table:table-row table:style-name="ro4">
          <table:table-cell table:style-name="ce25" office:value-type="string" calcext:value-type="string">
            <text:p>RA6</text:p>
          </table:table-cell>
          <table:table-cell table:style-name="ce27" office:value-type="string" calcext:value-type="string">
            <text:p>Escriu programes que manipulen informació, seleccionant i utilitzant tipus avançats de dades.</text:p>
          </table:table-cell>
          <table:table-cell table:style-name="ce28" office:value-type="string" calcext:value-type="string">
            <text:p>a) S’han escrit programes que utilitzen matrius (arrays).</text:p>
            <text:p>b) S’han reconegut les llibreries de classes relacionades amb tipus de dades avançades.</text:p>
            <text:p>c) S’han utilitzat llistes per a emmagatzemar i processar informació.</text:p>
            <text:p>d) S’han utilitzat iteradors per a recórrer els elements de les llistes.</text:p>
            <text:p>e) S’han reconegut les característiques i els avantatges de cada una de les col·leccions de dades</text:p>
            <text:p>disponibles.</text:p>
            <text:p>f) S’han creat classes i mètodes genèrics.</text:p>
            <text:p>g) S’han utilitzat expressions regulars en la busca de patrons en cadenes de text.</text:p>
            <text:p>h) S’han identificat les classes relacionades amb el tractament de documents escrits en diferents</text:p>
            <text:p>llenguatges d’intercanvi de dades.</text:p>
            <text:p>i) S’han realitzat programes que realitzen manipulacions sobre documents escrits en diferents</text:p>
            <text:p>llenguatges d’intercanvi de dades.</text:p>
            <text:p>j) S’han utilitzat operacions agregades per al maneig d’informació emmagatzemada en col·leccions.</text:p>
          </table:table-cell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inguts" table:style-name="ta1">
        <table:table-column table:style-name="co17" table:default-cell-style-name="ce26"/>
        <table:table-column table:style-name="co18" table:default-cell-style-name="ce26"/>
        <table:table-row table:style-name="ro1">
          <table:table-cell table:style-name="ce34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5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C1.1. Estructura i blocs fonamentals.</text:span></text:p>
            <text:p><text:span text:style-name="T1">C1.2. Variables. </text:span></text:p>
            <text:p><text:span text:style-name="T1">C1.3. Tipus de dades.</text:span></text:p>
            <text:p><text:span text:style-name="T1">C1.4. Literals.</text:span></text:p>
            <text:p><text:span text:style-name="T1">C1.5. Constants.</text:span></text:p>
            <text:p><text:span text:style-name="T1">C1.6. Operadors i expressions.</text:span></text:p>
            <text:p><text:span text:style-name="T1">C1.7. Conversions de tipus.</text:span></text:p>
            <text:p><text:span text:style-name="T1">C1.8. Comentaris.</text:span></text:p>
            <text:p><text:span text:style-name="T2"/></text:p>
          </table:table-cell>
        </table:table-row>
        <table:table-row table:style-name="ro5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C2.1. Característiques dels objectes</text:span></text:p>
            <text:p><text:span text:style-name="T1">C2.2. Instanciació d’objectes</text:span></text:p>
            <text:p><text:span text:style-name="T1">C2.3. Utilització de mètodes</text:span></text:p>
            <text:p><text:span text:style-name="T1">C2.4. Paràmetres</text:span></text:p>
            <text:p><text:span text:style-name="T1">C2.5. Utilització de propietats</text:span></text:p>
            <text:p><text:span text:style-name="T1">C2.6. Utilització de mètodes estàtics</text:span></text:p>
            <text:p><text:span text:style-name="T1">C2.7. Constructors</text:span></text:p>
            <text:p><text:span text:style-name="T1">C2.8. Destrucció d’objectes i alliberament de memòria</text:span></text:p>
            <text:p><text:span text:style-name="T2"/></text:p>
          </table:table-cell>
        </table:table-row>
        <table:table-row table:style-name="ro6">
          <table:table-cell office:value-type="string" calcext:value-type="string">
            <text:p>RA3</text:p>
          </table:table-cell>
          <table:table-cell office:value-type="string" calcext:value-type="string">
            <text:p>C3.1. Estructures de selecció</text:p>
            <text:p>C3.2. Estructures de repetició</text:p>
            <text:p>C3.3. Estructures de salt</text:p>
            <text:p>C3.4. Control d’excepcions</text:p>
            <text:p>C3.5. Assercions</text:p>
            <text:p>C3.6. Prova, depuració i documentació de l’aplicació</text:p>
            <text:p/>
          </table:table-cell>
        </table:table-row>
        <table:table-row table:style-name="ro7">
          <table:table-cell office:value-type="string" calcext:value-type="string">
            <text:p>RA4</text:p>
          </table:table-cell>
          <table:table-cell office:value-type="string" calcext:value-type="string">
            <text:p>C4.1. Concepte de classe</text:p>
            <text:p>C4.2. Estructura i membres d’una classe</text:p>
            <text:p>C4.3. Visibilitat</text:p>
            <text:p>C4.4. Creació de propietats</text:p>
            <text:p>C4.5. Creació de mètodes</text:p>
            <text:p>C4.6. Creació de constructors</text:p>
            <text:p>C4.7. Utilització de classes i objectes</text:p>
            <text:p>C4.8. Utilització de classes heretades</text:p>
            <text:p/>
          </table:table-cell>
        </table:table-row>
        <table:table-row table:style-name="ro8">
          <table:table-cell office:value-type="string" calcext:value-type="string">
            <text:p>RA5</text:p>
          </table:table-cell>
          <table:table-cell office:value-type="string" calcext:value-type="string">
            <text:p>C5.1<text:tab/>Fluxos</text:p>
            <text:p>C5.2<text:tab/>Tipus: bytes i caràcters</text:p>
            <text:p>C5.3<text:tab/>Classes relacionades</text:p>
            <text:p>C5.4<text:tab/>Fitxers de dades</text:p>
            <text:p>C5.5<text:tab/>Registres</text:p>
            <text:p>C5.6<text:tab/>Obertura i tancament de fitxers</text:p>
            <text:p>C5.7<text:tab/>Modes d’accés</text:p>
            <text:p>C5.8<text:tab/>Escriptura i lectura d’informació en fitxers</text:p>
            <text:p>C5.9<text:tab/>Utilització dels sistemes de fitxers</text:p>
            <text:p>C5.10<text:tab/>Creació i eliminació de fitxers i directoris</text:p>
            <text:p>C5.11<text:tab/>Entrada des de teclat</text:p>
            <text:p>C5.12<text:tab/>Eixida a pantalla</text:p>
            <text:p>C5.13<text:tab/>Formats de visualització</text:p>
            <text:p>C5.14<text:tab/>Interfícies gràfiques</text:p>
            <text:p>C5.15<text:tab/>Concepte d’esdeveniment</text:p>
            <text:p>C5.16<text:tab/>Creació de controladors d’esdeveniments</text:p>
            <text:p/>
          </table:table-cell>
        </table:table-row>
        <table:table-row table:style-name="ro7">
          <table:table-cell office:value-type="string" calcext:value-type="string">
            <text:p>RA6</text:p>
          </table:table-cell>
          <table:table-cell office:value-type="string" calcext:value-type="string">
            <text:p>C6.1<text:tab/>Estructures estàtiques i dinàmiques</text:p>
            <text:p>C6.2<text:tab/>Creació de matrius (arrays)</text:p>
            <text:p>C6.3<text:tab/>Matrius (arrays) multidimensionals</text:p>
            <text:p>C6.4<text:tab/>Genericitat</text:p>
            <text:p>C6.5<text:tab/>Cadenes de caràcters</text:p>
            <text:p>C6.6<text:tab/>Expressions regulars</text:p>
            <text:p>C6.7<text:tab/>Col·leccions: Llistes, conjunts i diccionaris</text:p>
            <text:p>C6.8<text:tab/>Operacions agregades: filtració, reducció i recol·lecció</text:p>
            <text:p/>
          </table:table-cell>
        </table:table-row>
      </table:table>
      <table:table table:name="sequenciacio_up_ra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7" table:number-columns-repeated="3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RA6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Fonaments bàsics de la programació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6" office:value-type="float" office:value="15" calcext:value-type="float">
            <text:p>15</text:p>
          </table:table-cell>
          <table:table-cell table:style-name="ce30" table:formula="of:=INT([.I2]*[.$J$9]/[.$I$9])"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3" office:value-type="string" calcext:value-type="string">
            <text:p>Estructures de control i depuració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26" office:value-type="float" office:value="20" calcext:value-type="float">
            <text:p>20</text:p>
          </table:table-cell>
          <table:table-cell table:style-name="ce30" table:formula="of:=INT([.I3]*[.$J$9]/[.$I$9])" office:value-type="float" office:value="20" calcext:value-type="float">
            <text:p>20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33" office:value-type="string" calcext:value-type="string">
            <text:p>E/S i gestió de dades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float" office:value="10" calcext:value-type="float">
            <text:p>10</text:p>
          </table:table-cell>
          <table:table-cell table:style-name="ce30" table:formula="of:=INT([.I4]*[.$J$9]/[.$I$9])" office:value-type="float" office:value="10" calcext:value-type="float">
            <text:p>10</text:p>
          </table:table-cell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Estructures d’emmagatzematg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office:value-type="float" office:value="15" calcext:value-type="float">
            <text:p>15</text:p>
          </table:table-cell>
          <table:table-cell table:style-name="ce30" table:formula="of:=INT([.I5]*[.$J$9]/[.$I$9])"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Introducció a la programació orientada a objectes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6" office:value-type="float" office:value="15" calcext:value-type="float">
            <text:p>15</text:p>
          </table:table-cell>
          <table:table-cell table:style-name="ce30" table:formula="of:=INT([.I6]*[.$J$9]/[.$I$9])"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33" office:value-type="string" calcext:value-type="string">
            <text:p>Disseny de classes i herència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float" office:value="15" calcext:value-type="float">
            <text:p>15</text:p>
          </table:table-cell>
          <table:table-cell table:style-name="ce30" table:formula="of:=INT([.I7]*[.$J$9]/[.$I$9])"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33" office:value-type="string" calcext:value-type="string">
            <text:p>Interfícies gràfiques </text:p>
          </table:table-cell>
          <table:table-cell table:style-name="ce26" table:number-columns-repeated="6"/>
          <table:table-cell table:style-name="ce26" office:value-type="float" office:value="10" calcext:value-type="float">
            <text:p>10</text:p>
          </table:table-cell>
          <table:table-cell table:style-name="ce30" table:formula="of:=INT([.I8]*[.$J$9]/[.$I$9])" office:value-type="float" office:value="10" calcext:value-type="float">
            <text:p>10</text:p>
          </table:table-cell>
        </table:table-row>
        <table:table-row table:style-name="ro1">
          <table:table-cell table:style-name="ce26"/>
          <table:table-cell table:style-name="ce26" office:value-type="string" calcext:value-type="string">
            <text:p>Pes dels RA/Totals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3" table:style-name="ce26" office:value-type="float" office:value="20" calcext:value-type="float">
            <text:p>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formula="of:=SUM([.I2:.I8])" office:value-type="float" office:value="100" calcext:value-type="float">
            <text:p>100</text:p>
          </table:table-cell>
          <table:table-cell table:style-name="ce26" office:value-type="float" office:value="100" calcext:value-type="float">
            <text:p>100</text:p>
          </table:table-cell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6"/>
          <table:table-cell table:style-name="ce40" table:number-columns-repeated="2"/>
          <table:table-cell table:number-columns-repeated="2"/>
        </table:table-row>
      </table:table>
      <table:table table:name="sequenciacio_up_continguts" table:style-name="ta1">
        <table:table-column table:style-name="co22" table:default-cell-style-name="ce26"/>
        <table:table-column table:style-name="co20" table:default-cell-style-name="ce33"/>
        <table:table-column table:style-name="co23" table:default-cell-style-name="ce26"/>
        <table:table-column table:style-name="co24" table:default-cell-style-name="ce26"/>
        <table:table-column table:style-name="co23" table:number-columns-repeated="3" table:default-cell-style-name="ce26"/>
        <table:table-column table:style-name="co25" table:default-cell-style-name="ce26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  <table:table-cell table:style-name="ce11" office:value-type="string" calcext:value-type="string">
            <text:p>C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aments bàsics de la programació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ructures de control i depuració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/S i gestió de dad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ructures d’emmagatzematge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roducció a la programació orientada a object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seny de classes i herènci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rfícies gràfiques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</table:table>
      <table:table table:name="temporalització" table:style-name="ta1">
        <table:table-column table:style-name="co22" table:default-cell-style-name="ce26"/>
        <table:table-column table:style-name="co20" table:default-cell-style-name="ce33"/>
        <table:table-column table:style-name="co26" table:default-cell-style-name="ce26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aments bàsics de la programaci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ructures de control i depuraci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/S i gestió de da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ructures d’emmagatzema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roducció a la programació orientada a objec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seny de classes i herèn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rfícies gràfiques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valuacio" table:style-name="ta1">
        <table:table-column table:style-name="co27" table:default-cell-style-name="ce37"/>
        <table:table-column table:style-name="co28" table:default-cell-style-name="ce18"/>
        <table:table-column table:style-name="co26" table:default-cell-style-name="ce18"/>
        <table:table-row table:style-name="ro1">
          <table:table-cell table:style-name="ce35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9">
          <table:table-cell table:style-name="ce27" office:value-type="string" calcext:value-type="string">
            <text:p>RA1. Reconeix l’estructura d’un programa informàtic, i identificat i relacionat els elements propis del llenguatge de programació utilitzat.</text:p>
          </table:table-cell>
          <table:table-cell table:style-name="ce49"/>
          <table:table-cell table:style-name="ce49" office:value-type="string" calcext:value-type="string">
            <text:p>15</text:p>
          </table:table-cell>
        </table:table-row>
        <table:table-row table:style-name="ro10">
          <table:table-cell table:style-name="ce47" office:value-type="string" calcext:value-type="string">
            <text:p>a) S’han identificat els blocs que componen l’estructura d’un programa informàtic.</text:p>
          </table:table-cell>
          <table:table-cell table:style-name="ce16" office:value-type="string" calcext:value-type="string">
            <text:p>2</text:p>
          </table:table-cell>
          <table:table-cell table:style-name="ce16"/>
        </table:table-row>
        <table:table-row table:style-name="ro10">
          <table:table-cell table:style-name="ce47" office:value-type="string" calcext:value-type="string">
            <text:p>b) S’han creat projectes de desenrotllament d’aplicacion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c) S’han utilitzat entorns integrats de desenrotllament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d) S’han identificat els diferents tipus de variables i la utilitat específica de cada un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e) S’ha modificat el codi d’un programa per a crear i utilitzar variabl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f) S’han creat i utilitzat constants i literal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g) S’han classificat, reconegut i utilitzat en expressions els operadors del llenguatge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h) S’ha comprovat el funcionament de les conversions de tipus explícites i implícit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i) S’han introduït comentaris en el codi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27" office:value-type="string" calcext:value-type="string">
            <text:p>RA2. Escriu i prova programes senzills, reconeix i aplica els fonaments de la programació orientada a objectes.</text:p>
          </table:table-cell>
          <table:table-cell table:style-name="ce17"/>
          <table:table-cell table:style-name="ce17" office:value-type="string" calcext:value-type="string">
            <text:p>20</text:p>
          </table:table-cell>
        </table:table-row>
        <table:table-row table:style-name="ro10">
          <table:table-cell table:style-name="ce47" office:value-type="string" calcext:value-type="string">
            <text:p>a) S’han identificat els fonaments de la programació orientada a object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b) S’han escrit programes simples.</text:p>
          </table:table-cell>
          <table:table-cell table:style-name="ce16" office:value-type="string" calcext:value-type="string">
            <text:p>3</text:p>
          </table:table-cell>
          <table:table-cell table:style-name="ce16"/>
        </table:table-row>
        <table:table-row table:style-name="ro10">
          <table:table-cell table:style-name="ce47" office:value-type="string" calcext:value-type="string">
            <text:p>c) S’han instanciat objectes a partir de classes predefinides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d) S’han utilitzat mètodes i propietats dels object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e) S’han escrit crides a mètodes estàtic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f) S’han utilitzat paràmetres en la crida a mètod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g) S’han incorporat i utilitzat llibreries d’object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h) S’han utilitzat constructor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i) S’ha utilitzat l’entorn integrat de desenrotllament en la creació i la compilació de programes simples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27" office:value-type="string" calcext:value-type="string">
            <text:p>RA3. Escriu i depura codi, analitzant i utilitzant les estructures de control del llenguatge.</text:p>
          </table:table-cell>
          <table:table-cell table:style-name="ce17"/>
          <table:table-cell table:style-name="ce17" office:value-type="string" calcext:value-type="string">
            <text:p>20</text:p>
          </table:table-cell>
        </table:table-row>
        <table:table-row table:style-name="ro10">
          <table:table-cell table:style-name="ce47" office:value-type="string" calcext:value-type="string">
            <text:p>a) S’ha escrit i provat codi que faça ús d’estructures de selecció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b) S’han utilitzat estructures de repetició.</text:p>
          </table:table-cell>
          <table:table-cell table:style-name="ce16" office:value-type="string" calcext:value-type="string">
            <text:p>3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c) S’han reconegut les possibilitats de les sentències de salt.</text:p>
          </table:table-cell>
          <table:table-cell table:style-name="ce17" office:value-type="string" calcext:value-type="string">
            <text:p>3</text:p>
          </table:table-cell>
          <table:table-cell table:style-name="ce16"/>
        </table:table-row>
        <table:table-row table:style-name="ro10">
          <table:table-cell table:style-name="ce47" office:value-type="string" calcext:value-type="string">
            <text:p>d) S’ha escrit codi utilitzant control d’excepcion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e) S’han creat programes executables utilitzant diferents estructures de control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f) S’han provat i depurat els program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g) S’ha comentat i documentat el codi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h) S’han creat excepcion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i) S’han utilitzat assercions per a la detecció i la correcció d’errors durant la fase de desenrotllamen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8" office:value-type="string" calcext:value-type="string">
            <text:p>RA4. Desenrotlla programes organitzats en classes analitzant i aplicant els principis de la programació orientada a objectes.</text:p>
          </table:table-cell>
          <table:table-cell table:style-name="ce17"/>
          <table:table-cell table:style-name="ce17" office:value-type="string" calcext:value-type="string">
            <text:p>20</text:p>
          </table:table-cell>
        </table:table-row>
        <table:table-row table:style-name="ro10">
          <table:table-cell table:style-name="ce47" office:value-type="string" calcext:value-type="string">
            <text:p>a) S’han reconegut la sintaxi, l’estructura i els components típics d’una classe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b) S’han definit classes.</text:p>
          </table:table-cell>
          <table:table-cell table:style-name="ce16" office:value-type="string" calcext:value-type="string">
            <text:p>3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c) S’han definit propietats i mètodes.</text:p>
          </table:table-cell>
          <table:table-cell table:style-name="ce17" office:value-type="string" calcext:value-type="string">
            <text:p>3</text:p>
          </table:table-cell>
          <table:table-cell table:style-name="ce16"/>
        </table:table-row>
        <table:table-row table:style-name="ro10">
          <table:table-cell table:style-name="ce47" office:value-type="string" calcext:value-type="string">
            <text:p>d) S’han creat constructor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e) S’han desenrotllat programes que instancien i utilitzen objectes de les classes creades anteriorment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f) S’han utilitzat mecanismes per a controlar la visibilitat de les classes i dels seus membr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g) S’han definit i utilitzat classes heretad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h) S’han creat i utilitzat mètodes estàtic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i) S’han creat i utilitzat conjunts i llibreries de class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9">
          <table:table-cell table:style-name="ce36" office:value-type="string" calcext:value-type="string">
            <text:p><text:span text:style-name="T3">RA5. </text:span><text:span text:style-name="T4">Realitza operacions d’entrada i eixida d’informació, utilitzant procediments específics del llenguatge i llibreries de classes.</text:span></text:p>
          </table:table-cell>
          <table:table-cell table:style-name="ce17"/>
          <table:table-cell table:style-name="ce17" office:value-type="string" calcext:value-type="string">
            <text:p>10</text:p>
          </table:table-cell>
        </table:table-row>
        <table:table-row table:style-name="ro10">
          <table:table-cell table:style-name="ce47" office:value-type="string" calcext:value-type="string">
            <text:p>a) S’ha utilitzat la consola per a realitzar operacions d’entrada i eixida d’informació.</text:p>
          </table:table-cell>
          <table:table-cell table:style-name="ce16" office:value-type="string" calcext:value-type="string">
            <text:p>1</text:p>
          </table:table-cell>
          <table:table-cell table:style-name="ce16"/>
        </table:table-row>
        <table:table-row table:style-name="ro10">
          <table:table-cell table:style-name="ce47" office:value-type="string" calcext:value-type="string">
            <text:p>b) S’han aplicat formats en la visualització de la informació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c) S’han reconegut les possibilitats d’entrada/eixida del llenguatge i les llibreries associad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d) S’han utilitzat fitxers per a emmagatzemar i recuperar informació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e) S’han creat programes que utilitzen diversos mètodes d’accés al contingut dels fitxer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f) S’han utilitzat les ferramentes de l’entorn de desenrotllament per a crear interfícies gràfiques d’usuari simpl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g) S’han programat controladors d’esdevenimen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h) S’han escrit programes que utilitzen interfícies gràfiques per a l’entrada i l’eixida d’informació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36" office:value-type="string" calcext:value-type="string">
            <text:p><text:span text:style-name="T3">RA6. </text:span><text:span text:style-name="T4">Escriu programes que manipulen informació, seleccionant i utilitzant tipus avançats de dades.</text:span></text:p>
          </table:table-cell>
          <table:table-cell table:style-name="ce17"/>
          <table:table-cell table:style-name="ce17" office:value-type="string" calcext:value-type="string">
            <text:p>15</text:p>
          </table:table-cell>
        </table:table-row>
        <table:table-row table:style-name="ro10">
          <table:table-cell table:style-name="ce47" office:value-type="string" calcext:value-type="string">
            <text:p>a) S’han escrit programes que utilitzen matrius (arrays)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b) S’han reconegut les llibreries de classes relacionades amb tipus de dades avançad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c) S’han utilitzat llistes per a emmagatzemar i processar informació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d) S’han utilitzat iteradors per a recórrer els elements de les llist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e) S’han reconegut les característiques i els avantatges de cada una de les col·leccions de dades disponibl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f) S’han creat classes i mètodes genèric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g) S’han utilitzat expressions regulars en la busca de patrons en cadenes de text.</text:p>
          </table:table-cell>
          <table:table-cell table:style-name="ce17" table:number-columns-repeated="2"/>
        </table:table-row>
        <table:table-row table:style-name="ro11">
          <table:table-cell table:style-name="ce47" office:value-type="string" calcext:value-type="string">
            <text:p>h) S’han identificat les classes relacionades amb el tractament de documents escrits en diferents llenguatges d’intercanvi de dad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1">
          <table:table-cell table:style-name="ce47" office:value-type="string" calcext:value-type="string">
            <text:p>i) S’han realitzat programes que realitzen manipulacions sobre documents escrits en diferents llenguatges d’intercanvi de dad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0">
          <table:table-cell table:style-name="ce47" office:value-type="string" calcext:value-type="string">
            <text:p>j) S’han utilitzat operacions agregades per al maneig d’informació emmagatzemada en col·leccion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 number:decimal-places="1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hours/>
      <number:text>:</number:text>
      <number:minutes number:style="long"/>
    </number:tim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day number:style="long"/>
      <number:text>-</number:text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 number:style="long"/>
      <number:text>-</number:text>
      <number:month number:textual="true"/>
    </number:date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6P0"/>
    </number:number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4P2" style:volatile="true">
      <number:text loext:blank-width-char="-"> </number:text>
      <number:fill-character> </number:fill-character>
      <number:text loext:blank-width-char="-3">- €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6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2">
      <number:text loext:blank-width-char="-"> </number:text>
      <number:text-content/>
      <number:text loext:blank-width-char="-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6:21:57.958105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2T16:52:31.671535498</dc:date>
    <meta:editing-duration>P2DT9H13M48S</meta:editing-duration>
    <meta:editing-cycles>112</meta:editing-cycles>
    <meta:generator>LibreOffice/24.2.7.2$Linux_X86_64 LibreOffice_project/420$Build-2</meta:generator>
    <meta:document-statistic meta:table-count="10" meta:cell-count="422" meta:object-count="0"/>
  </office:meta>
</office:document-meta>
</file>